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BeanWiringInfoResolverTests.resolveWiringInfoWithNull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NameBeanWiringInfoResolverTests.resolveWir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